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4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</text:span><text:span text:style-name="T2">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</text:span><text:span text:style-name="T2">でデータを扱う </text:span></text:p>
          <text:p text:style-name="P1"><text:span text:style-name="T2">　　</text:span><text:span text:style-name="T2">=&gt; </text:span><text:span text:style-name="T2">シンプルで最低限のオペレーショ</text:span><text:span text:style-name="T2">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913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3.529cm" svg:y="3.7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</text:span><text:span text:style-name="T2">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7cm" svg:height="1.013cm" svg:x="3.484cm" svg:y="2.4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1.582cm" svg:y="12.2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20.811cm" svg:height="4.059cm" svg:x="1.518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text:p text:style-name="P1"><text:span text:style-name="T2"><text:s text:c="2"/></text:span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#10: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#10: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#10:$</text:span><text:span text:style-name="T3">(#1[2],#2[2],#3[2],$#4</text:span><text:span text:style-name="T6">$#11: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5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</text:span><text:span text:style-name="T4">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5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5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5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5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5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$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5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5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5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5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</text:span><text:span text:style-name="MT2">ター </text:span><text:span text:style-name="MT2">タイ</text:span><text:span text:style-name="MT2">トル</text:span><text:span text:style-name="MT2">の書</text:span><text:span text:style-name="MT2">式設</text:span><text:span text:style-name="MT2">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0">6/10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</text:span><text:span text:style-name="MT2">ター </text:span><text:span text:style-name="MT2">タイ</text:span><text:span text:style-name="MT2">トル</text:span><text:span text:style-name="MT2">の書</text:span><text:span text:style-name="MT2">式設</text:span><text:span text:style-name="MT2">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0">6/10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63</meta:editing-cycles>
    <meta:creation-date>2020-04-16T04:11:41</meta:creation-date>
    <dc:date>2020-06-10T16:58:30.169137247</dc:date>
    <meta:editing-duration>PT4H6M14S</meta:editing-duration>
    <meta:generator>LibreOffice/5.3.6.1$Linux_X86_64 LibreOffice_project/30$Build-1</meta:generator>
    <meta:document-statistic meta:object-count="149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